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OrderedBidi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invers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decorate( OrderedBidi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OrderedBidi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Bidi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BidiMap.UnmodifiableOrderedBidiMap( OrderedBid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Bidi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Bidi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BidiMap.inverseOrderedBid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odifiableOrderedBidiMap.remove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